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756400004285500575C4.wmf" manifest:media-type=""/>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 fo:font-size="14pt" style:font-name-asian="ZapfDingbats" style:font-size-asian="14pt" style:font-name-complex="ZapfDingbats" style:font-size-complex="14pt"/>
    </style:style>
    <style:style style:name="P3" style:family="paragraph" style:parent-style-name="Results">
      <style:text-properties fo:font-weight="bold" style:font-weight-asian="bold"/>
    </style:style>
    <style:style style:name="P4" style:family="paragraph" style:parent-style-name="Code">
      <style:text-properties fo:font-weight="bold" style:font-weight-asian="bold"/>
    </style:style>
    <style:style style:name="P5" style:family="paragraph" style:parent-style-name="Table_20_Head">
      <style:paragraph-properties fo:margin-top="0.0417in" fo:margin-bottom="0.1252in" style:contextual-spacing="false">
        <style:tab-stops>
          <style:tab-stop style:position="2.6665in"/>
        </style:tab-stops>
      </style:paragraph-properties>
    </style:style>
    <style:style style:name="P6" style:family="paragraph" style:parent-style-name="Header">
      <style:paragraph-properties fo:margin-left="-0.3126in" fo:margin-right="0in" fo:text-align="end" style:justify-single-word="false" fo:text-indent="0in" style:auto-text-indent="false"/>
    </style:style>
    <style:style style:name="P7" style:family="paragraph" style:parent-style-name="Figure">
      <style:paragraph-properties fo:text-align="start" style:justify-single-word="false"/>
    </style:style>
    <style:style style:name="P8" style:family="paragraph" style:parent-style-name="Footer">
      <style:paragraph-properties fo:text-align="end" style:justify-single-word="false"/>
    </style:style>
    <style:style style:name="P9" style:family="paragraph" style:parent-style-name="Text_20_body">
      <style:text-properties fo:language="en" fo:country="US"/>
    </style:style>
    <style:style style:name="P10" style:family="paragraph" style:parent-style-name="Chapter_20_Title" style:master-page-name="First_20_Page">
      <style:paragraph-properties style:page-number="auto"/>
    </style:style>
    <style:style style:name="P11" style:family="paragraph">
      <style:paragraph-properties fo:margin-top="0in" fo:margin-bottom="0.0835in" style:writing-mode="lr-tb"/>
    </style:style>
    <style:style style:name="P12" style:family="paragraph">
      <style:paragraph-properties style:writing-mode="lr-tb"/>
    </style:style>
    <style:style style:name="T1" style:family="text">
      <style:text-properties fo:language="en" fo:country="US"/>
    </style:style>
    <style:style style:name="T2" style:family="text">
      <style:text-properties style:font-name="Times" fo:language="none" fo:country="none" fo:font-weight="bold" style:font-weight-asian="bold" style:font-name-complex="Times" text:display="true"/>
    </style:style>
    <style:style style:name="T3" style:family="text">
      <style:text-properties style:font-name="Times" style:language-asian="en" style:country-asian="US" style:font-name-complex="Times" text:display="true"/>
    </style:style>
    <style:style style:name="T4" style:family="text">
      <style:text-properties fo:letter-spacing="-0.0063in"/>
    </style:style>
    <style:style style:name="T5" style:family="text">
      <style:text-properties fo:font-style="normal" fo:font-weight="bold" style:font-style-asian="normal" style:font-weight-asian="bold"/>
    </style:style>
    <style:style style:name="T6" style:family="text">
      <style:text-properties style:font-name-asian="TheSansMonoConNormal"/>
    </style:style>
    <style:style style:name="T7" style:family="text">
      <style:text-properties fo:language="en" fo:country="US"/>
    </style:style>
    <style:style style:name="T8" style:family="text">
      <style:text-properties fo:language="en" fo:country="US" officeooo:rsid="000d3240"/>
    </style:style>
    <style:style style:name="T9" style:family="text">
      <style:text-properties fo:letter-spacing="-0.0008in" fo:language="en" fo:country="US"/>
    </style:style>
    <style:style style:name="T10" style:family="text">
      <style:text-properties style:font-name="Utopia-Bold" fo:language="en" fo:country="US" style:font-name-complex="Utopia-Bold"/>
    </style:style>
    <style:style style:name="T11" style:family="text">
      <style:text-properties style:font-name="Utopia-Italic" style:font-name-complex="Utopia-Italic"/>
    </style:style>
    <style:style style:name="T12" style:family="text">
      <style:text-properties style:font-name="Utopia-Italic" fo:language="en" fo:country="US" style:font-name-complex="Utopia-Italic"/>
    </style:style>
    <style:style style:name="T13" style:family="text">
      <style:text-properties style:font-name="Utopia-Italic" fo:language="en" fo:country="US" fo:font-style="italic" style:font-style-asian="italic" style:font-name-complex="Utopia-Italic" style:font-style-complex="italic"/>
    </style:style>
    <style:style style:name="T14" style:family="text">
      <style:text-properties style:font-name="HelveticaNeue Condensed" fo:font-size="8pt" style:font-size-asian="8pt" style:font-name-complex="HelveticaNeue Condensed" style:font-size-complex="8pt"/>
    </style:style>
    <style:style style:name="T15" style:family="text">
      <style:text-properties fo:color="#bfbfbf" style:font-name="ZapfDingbats" fo:font-size="8pt" style:font-size-asian="8pt" style:font-name-complex="ZapfDingbats" style:font-size-complex="8pt"/>
    </style:style>
    <style:style style:name="T16" style:family="text">
      <style:text-properties fo:color="#bfbfbf" style:font-name="HelveticaNeue Condensed" fo:font-size="8pt" style:font-size-asian="8pt" style:font-name-complex="HelveticaNeue Condensed" style:font-size-complex="8pt"/>
    </style:style>
    <style:style style:name="T17"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style:style style:name="T18" style:family="text">
      <style:text-properties style:use-window-font-color="true" style:font-name="Lucida Console" fo:font-size="9pt" fo:language="en" fo:country="US" style:font-name-asian="Times New Roman" style:font-size-asian="9pt" style:language-asian="it" style:country-asian="IT" style:font-name-complex="Lucida Console" style:font-size-complex="9pt" style:language-complex="ar" style:country-complex="SA"/>
    </style:style>
    <style:style style:name="fr1" style:family="graphic" style:parent-style-name="Graphics">
      <style:graphic-properties style:wrap="run-through" style:number-wrapped-paragraphs="no-limit" style:vertical-pos="from-top" style:horizontal-pos="from-left" style:horizontal-rel="char" fo:padding="0.0008in" fo:border="none"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tracked-changes>
        <text:changed-region xml:id="ct128889152" text:id="ct128889152">
          <text:insertion>
            <office:change-info>
              <dc:creator>Ray Lischner</dc:creator>
              <dc:date>2013-10-20T13:31:00</dc:date>
            </office:change-info>
          </text:insertion>
        </text:changed-region>
        <text:changed-region xml:id="ct117068848" text:id="ct117068848">
          <text:deletion>
            <office:change-info>
              <dc:creator>Ray Lischner</dc:creator>
              <dc:date>2013-10-20T13:31:00</dc:date>
            </office:change-info>
            <text:p text:style-name="Text_20_body">
<text:span text:style-name="T1">5</text:span>
</text:p>
          </text:deletion>
        </text:changed-region>
        <text:changed-region xml:id="ct128988384" text:id="ct128988384">
          <text:insertion>
            <office:change-info>
              <dc:creator>Ray Lischner</dc:creator>
              <dc:date>2013-10-20T13:31:00</dc:date>
            </office:change-info>
          </text:insertion>
        </text:changed-region>
        <text:changed-region xml:id="ct124062672" text:id="ct124062672">
          <text:insertion>
            <office:change-info>
              <dc:creator>Ray Lischner</dc:creator>
              <dc:date>2013-10-20T13: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Inheritance<text:span text:style-name="Comment_20_Reference"><text:span text:style-name="T2"><office:annotation><dc:creator>Fabio Claudio Ferracchiati</dc:creator><dc:date>2013-10-10T15:27:00</dc:date><text:p text:style-name="P11"><text:span text:style-name="T17">Great chapter, very interesting and clear. Code is ok.</text:span></text:p></office:annotation></text:span></text:span></text:p>
      <text:p text:style-name="Body_20_Text_20_First"><text:span text:style-name="T4">T</text:span>he previous Exploration introduced general OOP principles. Now it’s time to see how to apply those principles to C++.</text:p>
      <text:h text:style-name="Heading_20_1" text:outline-level="1">Deriving a Class</text:h>
      <text:p text:style-name="Body_20_Text_20_First">Defining a derived class is just like defining any other class, except that you include a base class access level and name after a colon. See Listing 37-1 for an example of some simple classes to support a library. Every item in the library is a work of some kind: a book, a magazine, a movie, and so on. To keep things simple, the class <text:span text:style-name="Code_20_Inline">work</text:span> has only two derived classes, <text:span text:style-name="Code_20_Inline">book</text:span> and <text:span text:style-name="Code_20_Inline">periodical</text:span>.</text:p>
      <text:p text:style-name="Code_20_Caption"><text:span text:style-name="T5">Listing 37-1.</text:span> Defining a Derived Class</text:p>
      <text:p text:style-name="Code">class work</text:p>
      <text:p text:style-name="Code">{</text:p>
      <text:p text:style-name="Code">public:</text:p>
      <text:p text:style-name="Code"><text:span text:style-name="T6"><text:s text:c="2"/></text:span>work() = default;</text:p>
      <text:p text:style-name="Code"><text:span text:style-name="T6"><text:s text:c="2"/></text:span>work(work const&amp;) = default;</text:p>
      <text:p text:style-name="Code"><text:span text:style-name="T6"><text:s text:c="2"/></text:span>work(std::string const&amp; id, std::string const&amp; title) : id_{id}, title_{title} {}</text:p>
      <text:p text:style-name="Code"><text:span text:style-name="T6"><text:s text:c="2"/></text:span>std::string const&amp; id() <text:s text:c="3"/>const { return id_; }</text:p>
      <text:p text:style-name="Code"><text:span text:style-name="T6"><text:s text:c="2"/></text:span>std::string const&amp; title() const { return title_; }</text:p>
      <text:p text:style-name="Code">private:</text:p>
      <text:p text:style-name="Code"><text:span text:style-name="T6"><text:s text:c="2"/></text:span>std::string id_;</text:p>
      <text:p text:style-name="Code"><text:span text:style-name="T6"><text:s text:c="2"/></text:span>std::string title_;</text:p>
      <text:p text:style-name="Code">};</text:p>
      <text:p text:style-name="Code"/>
      <text:p text:style-name="P4">class book : public work</text:p>
      <text:p text:style-name="Code">{</text:p>
      <text:p text:style-name="Code">public:</text:p>
      <text:p text:style-name="Code"><text:span text:style-name="T6"><text:s text:c="2"/></text:span>book() : work{}, author_{}, pubyear_{} {}</text:p>
      <text:p text:style-name="Code"><text:span text:style-name="T6"><text:s text:c="2"/></text:span>book(book const&amp;) = default;</text:p>
      <text:p text:style-name="Code"><text:span text:style-name="T6"><text:s text:c="2"/></text:span>book(std::string const&amp; id, std::string const&amp; title, std::string const&amp; author,</text:p>
      <text:p text:style-name="Code"><text:span text:style-name="T6"><text:s text:c="7"/></text:span>int pubyear)</text:p>
      <text:p text:style-name="Code"><text:span text:style-name="T6"><text:s text:c="2"/></text:span>: work{id, title}, author_{author}, pubyear_{pubyear}</text:p>
      <text:p text:style-name="Code"><text:span text:style-name="T6"><text:s text:c="2"/></text:span>{}</text:p>
      <text:p text:style-name="Code"><text:span text:style-name="T6"><text:s text:c="2"/></text:span>std::string const&amp; author() const { return author_; }</text:p>
      <text:p text:style-name="Code"><text:span text:style-name="T6"><text:s text:c="2"/></text:span>int pubyear() <text:s text:c="14"/>const { return pubyear_; }</text:p>
      <text:p text:style-name="Code"><text:soft-page-break/>private:</text:p>
      <text:p text:style-name="Code"><text:span text:style-name="T6"><text:s text:c="2"/></text:span>std::string author_;</text:p>
      <text:p text:style-name="Code"><text:span text:style-name="T6"><text:s text:c="2"/></text:span>int pubyear_; ///&lt; year of publication</text:p>
      <text:p text:style-name="Code">};</text:p>
      <text:p text:style-name="Code"/>
      <text:p text:style-name="P4">class periodical : public work</text:p>
      <text:p text:style-name="Code">{</text:p>
      <text:p text:style-name="Code">public:</text:p>
      <text:p text:style-name="Code"><text:span text:style-name="T6"><text:s text:c="2"/></text:span>periodical() : work{}, volume_{0}, number_{0}, date_{} {}</text:p>
      <text:p text:style-name="Code"><text:span text:style-name="T6"><text:s text:c="2"/></text:span>periodical(periodical const&amp;) = default;</text:p>
      <text:p text:style-name="Code"><text:span text:style-name="T6"><text:s text:c="2"/></text:span>periodical(std::string const&amp; id, std::string const&amp; title, int volume,</text:p>
      <text:p text:style-name="Code"><text:span text:style-name="T6"><text:s text:c="13"/></text:span>int number,</text:p>
      <text:p text:style-name="Code"><text:span text:style-name="T6"><text:s/></text:span>std::string const&amp; date)</text:p>
      <text:p text:style-name="Code"><text:span text:style-name="T6"><text:s text:c="2"/></text:span>: work{id, title}, volume_{volume}, number_{number}, date_{date}</text:p>
      <text:p text:style-name="Code"><text:span text:style-name="T6"><text:s text:c="2"/></text:span>{}</text:p>
      <text:p text:style-name="Code"><text:span text:style-name="T6"><text:s text:c="2"/></text:span>int volume() <text:s text:c="13"/>const { return volume_; }</text:p>
      <text:p text:style-name="Code"><text:span text:style-name="T6"><text:s text:c="2"/></text:span>int number() <text:s text:c="13"/>const { return number_; }</text:p>
      <text:p text:style-name="Code"><text:span text:style-name="T6"><text:s text:c="2"/></text:span>std::string const&amp; date() const { return date_; }</text:p>
      <text:p text:style-name="Code">private:</text:p>
      <text:p text:style-name="Code"><text:span text:style-name="T6"><text:s text:c="2"/></text:span>int volume_; <text:s text:c="6"/>///&lt; volume number</text:p>
      <text:p text:style-name="Code"><text:span text:style-name="T6"><text:s text:c="2"/></text:span>int number_; <text:s text:c="6"/>///&lt; issue number</text:p>
      <text:p text:style-name="Code"><text:span text:style-name="T6"><text:s text:c="2"/></text:span>std::string date_; ///&lt; publication date</text:p>
      <text:p text:style-name="Code">};</text:p>
      <text:p text:style-name="Text_20_body">
<text:span text:style-name="T1">When you define a class using the </text:span>
<text:span text:style-name="Code_20_Inline">
<text:span text:style-name="T1">struct</text:span>
</text:span>
<text:span text:style-name="T1"> keyword, the default access level is </text:span>
<text:span text:style-name="Code_20_Inline">
<text:span text:style-name="T1">public</text:span>
</text:span>
<text:span text:style-name="T1">; for the </text:span>
<text:span text:style-name="Code_20_Inline">
<text:span text:style-name="T1">class</text:span>
</text:span>
<text:span text:style-name="T1"> keyword, the default is </text:span>
<text:span text:style-name="Code_20_Inline">
<text:span text:style-name="T1">private</text:span>
</text:span>
<text:span text:style-name="T1">. These keywords also affect derived classes. Except in rare circumstances, </text:span>
<text:span text:style-name="Code_20_Inline">
<text:span text:style-name="T1">public</text:span>
</text:span>
<text:span text:style-name="T1"> is the right choice here, which is how I wrote the classes in Listing 37-1.</text:span>
</text:p>
      <text:p text:style-name="P9">Also in Listing 37-1, notice there is something new about the initializer lists. A derived class can (and should) initialize its base class by listing the base class name and its initializer. You can call any constructor by passing the right arguments. If you omit the base class from the initializer list, the compiler uses the base class’s default constructor.</text:p>
      <text:p text:style-name="P9">What do you think happens if the base class does not have a default constructor?</text:p>
      <text:p text:style-name="Unnumbered_20_List">_____________________________________________________________</text:p>
      <text:p text:style-name="Text_20_body">
<text:span text:style-name="T9">Try it. Change </text:span>
<text:span text:style-name="Code_20_Inline">
<text:span text:style-name="T9">work</text:span>
</text:span>
<text:span text:style-name="T9">’s default constructor from </text:span>
<text:span text:style-name="Code_20_Inline">
<text:span text:style-name="T9">=</text:span>
</text:span>
<text:span text:style-name="T9"> </text:span>
<text:span text:style-name="Code_20_Inline">
<text:span text:style-name="T9">default</text:span>
</text:span>
<text:span text:style-name="T9"> to </text:span>
<text:span text:style-name="Code_20_Inline">
<text:span text:style-name="T9">=</text:span>
</text:span>
<text:span text:style-name="T9"> </text:span>
<text:span text:style-name="Code_20_Inline">
<text:span text:style-name="T9">delete</text:span>
</text:span>
<text:span text:style-name="T9">, and try to compile the code for Listing 37-1.</text:span>
<text:span text:style-name="T1"> (Add a trivial </text:span>
<text:span text:style-name="Code_20_Inline">
<text:span text:style-name="T1">main()</text:span>
</text:span>
<text:span text:style-name="T1"> to ensure that you write a complete program, and be certain to </text:span>
<text:span text:style-name="Code_20_Inline">
<text:span text:style-name="T1">#include</text:span>
</text:span>
<text:span text:style-name="T1"> all necessary headers.) </text:span>
<text:span text:style-name="Strong_20_Emphasis">
<text:span text:style-name="T10">What happens?</text:span>
</text:span>
</text:p>
      <text:p text:style-name="Unnumbered_20_List">_____________________________________________________________</text:p>
      <text:p text:style-name="P9">That’s right; the compiler complains. The exact error message or messages you receive vary from compiler to compiler. I get something like the following:</text:p>
      <text:p text:style-name="P3">$ g++ -ansi -pedantic list3701err.cpp</text:p>
      <text:p text:style-name="Results">list3701err.cpp: In constructor ‘book::book()’:</text:p>
      <text:p text:style-name="Results"><text:soft-page-break/>list3701err.cpp:17:41: error: use of deleted function ‘work::work()’</text:p>
      <text:p text:style-name="Results"><text:span text:style-name="T6"><text:s text:c="3"/></text:span>book() : work{}, author_{}, pubyear_{0} {}</text:p>
      <text:p text:style-name="Results"><text:span text:style-name="T6"><text:s text:c="41"/></text:span>^</text:p>
      <text:p text:style-name="Results">list3701err.cpp:4:3: error: declared here</text:p>
      <text:p text:style-name="Results"><text:span text:style-name="T6"><text:s text:c="3"/></text:span>work() = delete;</text:p>
      <text:p text:style-name="Results"><text:span text:style-name="T6"><text:s text:c="3"/></text:span>^</text:p>
      <text:p text:style-name="Results">list3701err.cpp: In constructor ‘periodical::periodical()’:</text:p>
      <text:p text:style-name="Results">list3701err.cpp:33:56: error: use of deleted function ‘work::work()’</text:p>
      <text:p text:style-name="Results"><text:span text:style-name="T6"><text:s text:c="3"/></text:span>periodical() : work{}, volume_{0}, number_{0}, date_{} {}</text:p>
      <text:p text:style-name="Results"><text:span text:style-name="T6"><text:s text:c="56"/></text:span>^</text:p>
      <text:p text:style-name="Results">list3701err.cpp:4:3: error: declared here</text:p>
      <text:p text:style-name="Results"><text:span text:style-name="T6"><text:s text:c="3"/></text:span>work() = delete;</text:p>
      <text:p text:style-name="Results"><text:span text:style-name="T6"><text:s text:c="3"/></text:span>^</text:p>
      <text:p text:style-name="P9">Base classes are always initialized before members, starting with the root of the class tree. You can see this for yourself by writing classes that print messages from their constructors, as demonstrated in Listing 37-2.</text:p>
      <text:p text:style-name="Code_20_Caption"><text:span text:style-name="T5">Listing 37-2.</text:span> Printing Messages from Constructors to Illustrate Order of Construction</text:p>
      <text:p text:style-name="Code">#include &lt;iostream&gt;</text:p>
      <text:p text:style-name="Code"/>
      <text:p text:style-name="Code">class base</text:p>
      <text:p text:style-name="Code">{</text:p>
      <text:p text:style-name="Code">public:</text:p>
      <text:p text:style-name="Code"><text:span text:style-name="T6"><text:s text:c="2"/></text:span>base() { std::cout &lt;&lt; "base\n"; }</text:p>
      <text:p text:style-name="Code">};</text:p>
      <text:p text:style-name="Code"/>
      <text:p text:style-name="Code">class middle : public base</text:p>
      <text:p text:style-name="Code">{</text:p>
      <text:p text:style-name="Code">public:</text:p>
      <text:p text:style-name="Code"><text:span text:style-name="T6"><text:s text:c="2"/></text:span>middle() { std::cout &lt;&lt; "middle\n"; }</text:p>
      <text:p text:style-name="Code">};</text:p>
      <text:p text:style-name="Code"/>
      <text:p text:style-name="Code">class derived : public middle</text:p>
      <text:p text:style-name="Code">{</text:p>
      <text:p text:style-name="Code">public:</text:p>
      <text:p text:style-name="Code"><text:span text:style-name="T6"><text:s text:c="2"/></text:span>derived() { std::cout &lt;&lt; "derived\n"; }</text:p>
      <text:p text:style-name="Code">};</text:p>
      <text:p text:style-name="Code"/>
      <text:p text:style-name="Code"><text:soft-page-break/>int main()</text:p>
      <text:p text:style-name="Code">{</text:p>
      <text:p text:style-name="Code"><text:span text:style-name="T6"><text:s text:c="2"/></text:span>derived d;</text:p>
      <text:p text:style-name="Code">}</text:p>
      <text:p text:style-name="Text_20_body">
<text:span text:style-name="Strong_20_Emphasis">
<text:span text:style-name="T1">What output do you expect from the program in Listing 37-2?</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T1">Try it. </text:span>
<text:span text:style-name="Strong_20_Emphasis">
<text:span text:style-name="T1">What output did you actually get?</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Strong_20_Emphasis">
<text:span text:style-name="T10">Were you correct?</text:span>
</text:span>
<text:span text:style-name="T1"> ________________ In the interest of being thorough, I receive the following:</text:span>
</text:p>
      <text:p text:style-name="Results">base</text:p>
      <text:p text:style-name="Results">middle</text:p>
      <text:p text:style-name="Results">derived</text:p>
      <text:p text:style-name="Text_20_body">
<text:span text:style-name="T1">Remember that if you omit the base class from the initializers, or you omit the initializer list entirely, the base class’s default constructor is called. Listing 37-2 contains only default constructors, so what happens is the constructor for </text:span>
<text:span text:style-name="Code_20_Inline">
<text:span text:style-name="T1">derived</text:span>
</text:span>
<text:span text:style-name="T1"> first invokes the default constructor for </text:span>
<text:span text:style-name="Code_20_Inline">
<text:span text:style-name="T1">middle</text:span>
</text:span>
<text:span text:style-name="T1">. The constructor for </text:span>
<text:span text:style-name="Code_20_Inline">
<text:span text:style-name="T1">middle</text:span>
</text:span>
<text:span text:style-name="T1"> invokes the default constructor for </text:span>
<text:span text:style-name="Code_20_Inline">
<text:span text:style-name="T1">base</text:span>
</text:span>
<text:span text:style-name="T1"> first, and the constructor for </text:span>
<text:span text:style-name="Code_20_Inline">
<text:span text:style-name="T1">base</text:span>
</text:span>
<text:span text:style-name="T1"> has nothing to do except execute its function body. Then it returns, and the constructor body for </text:span>
<text:span text:style-name="Code_20_Inline">
<text:span text:style-name="T1">middle</text:span>
</text:span>
<text:span text:style-name="T1"> executes and returns, finally letting </text:span>
<text:span text:style-name="Code_20_Inline">
<text:span text:style-name="T1">derived</text:span>
</text:span>
<text:span text:style-name="T1"> run its function body.</text:span>
</text:p>
      <text:h text:style-name="Heading_20_1" text:outline-level="1">Member Functions</text:h>
      <text:p text:style-name="Body_20_Text_20_First">A derived class inherits all members of the base class. This means a derived class can call any public member function and access any public data member. So can any users of the derived class. Thus, you can call the <text:span text:style-name="Code_20_Inline">id()</text:span> and <text:span text:style-name="Code_20_Inline">title()</text:span> functions of a <text:span text:style-name="Code_20_Inline">book</text:span> object, and the <text:span text:style-name="Code_20_Inline">work::id()</text:span> an <text:span text:style-name="Code_20_Inline">work::title()</text:span> functions are called.</text:p>
      <text:p text:style-name="Text_20_body">
<text:span text:style-name="T1">The access levels affect derived classes, so a derived class cannot access any private members of a base class. (In Exploration 6</text:span>
<text:change-start text:change-id="ct128889152"/>
<text:span text:style-name="T8">6</text:span>
<text:change-end text:change-id="ct128889152"/>
<text:change text:change-id="ct117068848"/>
<text:span text:style-name="T1">, you will learn about a third access level that shields members from outside prying eyes while granting access to derived classes.) Thus, the </text:span>
<text:span text:style-name="Code_20_Inline">
<text:span text:style-name="T1">periodical</text:span>
</text:span>
<text:span text:style-name="T1"> class cannot access the </text:span>
<text:span text:style-name="Code_20_Inline">
<text:span text:style-name="T1">id_</text:span>
</text:span>
<text:span text:style-name="T1"> or </text:span>
<text:soft-page-break/>
<text:span text:style-name="Code_20_Inline">
<text:span text:style-name="T1">title_</text:span>
</text:span>
<text:span text:style-name="T1"> data members, and so a derived class cannot accidentally change a </text:span>
<text:span text:style-name="Code_20_Inline">
<text:span text:style-name="T1">work</text:span>
</text:span>
<text:span text:style-name="T1">’s identity or title. In this way, ac</text:span>
<text:change-start text:change-id="ct128988384"/>
<text:span text:style-name="T8">c</text:span>
<text:change-end text:change-id="ct128988384"/>
<text:span text:style-name="T1">ess levels ensure the integrity of a class. Only the class that declares a data member can alter it, so it can validate all changes, prevent changes, or otherwise control who changes the value and how.</text:span>
</text:p>
      <text:p text:style-name="Text_20_body">
<text:span text:style-name="T1">If a derived class declares a member function with the same name as the base class, the derived-class function is the only one visible in the derived class. The function in the derived class is said to </text:span>
<text:span text:style-name="Emphasis">
<text:span text:style-name="T1">shadow</text:span>
</text:span>
<text:span text:style-name="T1"> the function in the base class. As a rule, you want to avoid this situation, but there are several cases in which you very much want to use the same name without shadowing the base class function. <text:s/>In the next Exploration you will learn about one such case; later you will learn others.</text:span>
</text:p>
      <text:h text:style-name="Heading_20_1" text:outline-level="1">Destructors</text:h>
      <text:p text:style-name="Body_20_Text_20_First">When an object is destroyed—perhaps because the function in which it is defined ends and returns—sometimes you need to do some cleanup. A class has another special member function that performs cleanup when an object is destroyed. This special member function is called a <text:span text:style-name="Emphasis"><text:span text:style-name="T11">destructor</text:span></text:span>.</text:p>
      <text:p text:style-name="Text_20_body">
<text:span text:style-name="T1">Like constructors, destructors do not have return values. A destructor name is the class name preceded by a tilde (</text:span>
<text:span text:style-name="Code_20_Inline">
<text:span text:style-name="T1">~</text:span>
</text:span>
<text:span text:style-name="T1">). Listing 37-3 adds destructors to the example classes from Listing 37-2.</text:span>
</text:p>
      <text:p text:style-name="Code_20_Caption"><text:span text:style-name="T5">Listing 37-3.</text:span> Order of Calling Destructors</text:p>
      <text:p text:style-name="Code">#include &lt;iostream&gt;</text:p>
      <text:p text:style-name="Code"/>
      <text:p text:style-name="Code">class base</text:p>
      <text:p text:style-name="Code">{</text:p>
      <text:p text:style-name="Code">public:</text:p>
      <text:p text:style-name="Code"><text:span text:style-name="T6"><text:s text:c="2"/></text:span>base() <text:s/>{ std::cout &lt;&lt; "base\n"; }</text:p>
      <text:p text:style-name="Code"><text:span text:style-name="T6"><text:s text:c="2"/></text:span>~base() { std::cout &lt;&lt; "~base\n"; }</text:p>
      <text:p text:style-name="Code">};</text:p>
      <text:p text:style-name="Code"/>
      <text:p text:style-name="Code">class middle : public base</text:p>
      <text:p text:style-name="Code">{</text:p>
      <text:p text:style-name="Code">public:</text:p>
      <text:p text:style-name="Code"><text:span text:style-name="T6"><text:s text:c="2"/></text:span>middle() <text:s/>{ std::cout &lt;&lt; "middle\n"; }</text:p>
      <text:p text:style-name="Code"><text:span text:style-name="T6"><text:s text:c="2"/></text:span>~middle() { std::cout &lt;&lt; "~middle\n"; }</text:p>
      <text:p text:style-name="Code">};</text:p>
      <text:p text:style-name="Code"/>
      <text:p text:style-name="Code">class derived : public middle</text:p>
      <text:p text:style-name="Code">{</text:p>
      <text:p text:style-name="Code">public:</text:p>
      <text:p text:style-name="Code"><text:span text:style-name="T6"><text:s text:c="2"/></text:span>derived() <text:s/>{ std::cout &lt;&lt; "derived\n"; }</text:p>
      <text:p text:style-name="Code"><text:span text:style-name="T6"><text:s text:c="2"/></text:span>~derived() { std::cout &lt;&lt; "~derived\n"; }</text:p>
      <text:p text:style-name="Code">};</text:p>
      <text:p text:style-name="Code"/>
      <text:p text:style-name="Code">int main()</text:p>
      <text:p text:style-name="Code">{</text:p>
      <text:p text:style-name="Code"><text:span text:style-name="T6"><text:s text:c="2"/></text:span>derived d;</text:p>
      <text:p text:style-name="Code">}</text:p>
      <text:p text:style-name="Text_20_body">
<text:span text:style-name="Strong_20_Emphasis">
<text:span text:style-name="T1">What output do you expect from the program in Listing 37-3?</text:span>
</text:span>
</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T1">Try it. </text:span>
<text:span text:style-name="Strong_20_Emphasis">
<text:span text:style-name="T1">What do you actually get?</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Strong_20_Emphasis">
<text:span text:style-name="T10">Were you correct?</text:span>
</text:span>
<text:span text:style-name="T1"> ________________ When a function returns, it destroys all local objects in the reverse order of construction. When a destructor runs, it destroys the most-derived class first by running the destructor’s function body. It then invokes the immediate base class destructor. Hence, the destructors run in opposite order of construction in this example:</text:span>
</text:p>
      <text:p text:style-name="Results">base</text:p>
      <text:p text:style-name="Results">middle</text:p>
      <text:p text:style-name="Results">derived</text:p>
      <text:p text:style-name="Results">~derived</text:p>
      <text:p text:style-name="Results">~middle</text:p>
      <text:p text:style-name="Results">~base</text:p>
      <text:p text:style-name="P9">If you don’t write a destructor, the compiler writes a trivial one for you. After every destructor body finishes, the compiler arranges to call the destructor for every data member then execute the destructor <text:soft-page-break/>for the base classes, starting with the most-derived. For simple classes in these examples, the compiler’s destructors work just fine. Later, you will find more interesting uses for destructors. For now, the main purpose is just to visualize the life cycle of an object.</text:p>
      <text:p text:style-name="P9">Read Listing 37-4 carefully.</text:p>
      <text:p text:style-name="Code_20_Caption"><text:span text:style-name="T5">Listing 37-4.</text:span> Constructors and Destructors</text:p>
      <text:p text:style-name="Code">#include &lt;iostream&gt;</text:p>
      <text:p text:style-name="Code">#include &lt;vector&gt;</text:p>
      <text:p text:style-name="Code"/>
      <text:p text:style-name="Code">class base</text:p>
      <text:p text:style-name="Code">{</text:p>
      <text:p text:style-name="Code">public:</text:p>
      <text:p text:style-name="Code"><text:span text:style-name="T6"><text:s text:c="2"/></text:span>base(int value) : value_{value} { std::cout &lt;&lt; "base(" &lt;&lt; value &lt;&lt; ")\n"; }</text:p>
      <text:p text:style-name="Code"><text:span text:style-name="T6"><text:s text:c="2"/></text:span>base() : base{0} { std::cout &lt;&lt; "base()\n"; }</text:p>
      <text:p text:style-name="Code"><text:span text:style-name="T6"><text:s text:c="2"/></text:span>base(base const&amp; copy)</text:p>
      <text:p text:style-name="Code"><text:span text:style-name="T6"><text:s text:c="2"/></text:span>: value_{copy.value_}</text:p>
      <text:p text:style-name="Code"><text:span text:style-name="T6"><text:s text:c="2"/></text:span>{ std::cout &lt;&lt; "copy base(" &lt;&lt; value_ &lt;&lt; ")\n"; }</text:p>
      <text:p text:style-name="Code"/>
      <text:p text:style-name="Code"><text:span text:style-name="T6"><text:s text:c="2"/></text:span>~base() { std::cout &lt;&lt; "~base(" &lt;&lt; value_ &lt;&lt; ")\n"; }</text:p>
      <text:p text:style-name="Code"><text:span text:style-name="T6"><text:s text:c="2"/></text:span>int value() const { return value_; }</text:p>
      <text:p text:style-name="Code"><text:span text:style-name="T6"><text:s text:c="2"/></text:span>base&amp; operator++()</text:p>
      <text:p text:style-name="Code"><text:span text:style-name="T6"><text:s text:c="2"/></text:span>{</text:p>
      <text:p text:style-name="Code"><text:span text:style-name="T6"><text:s text:c="4"/></text:span>++value_;</text:p>
      <text:p text:style-name="Code"><text:span text:style-name="T6"><text:s text:c="4"/></text:span>return *this;</text:p>
      <text:p text:style-name="Code"><text:span text:style-name="T6"><text:s text:c="2"/></text:span>}</text:p>
      <text:p text:style-name="Code">private:</text:p>
      <text:p text:style-name="Code"><text:span text:style-name="T6"><text:s text:c="2"/></text:span>int value_;</text:p>
      <text:p text:style-name="Code">};</text:p>
      <text:p text:style-name="Code"/>
      <text:p text:style-name="Code">class derived : public base</text:p>
      <text:p text:style-name="Code">{</text:p>
      <text:p text:style-name="Code">public:</text:p>
      <text:p text:style-name="Code"><text:span text:style-name="T6"><text:s text:c="2"/></text:span>derived(int value): base{value} { std::cout &lt;&lt; "derived(" &lt;&lt; value &lt;&lt; ")\n"; }</text:p>
      <text:p text:style-name="Code"><text:span text:style-name="T6"><text:s text:c="2"/></text:span>derived() : base{} { std::cout &lt;&lt; "derived()\n"; }</text:p>
      <text:p text:style-name="Code"><text:span text:style-name="T6"><text:s text:c="2"/></text:span>derived(derived const&amp; copy)</text:p>
      <text:p text:style-name="Code"><text:span text:style-name="T6"><text:s text:c="2"/></text:span>: base{copy}</text:p>
      <text:p text:style-name="Code"><text:span text:style-name="T6"><text:s text:c="2"/></text:span>{ std::cout &lt;&lt; "copy derived(" &lt;&lt; value() &lt;&lt; "\n"; }</text:p>
      <text:p text:style-name="Code"><text:span text:style-name="T6"><text:s text:c="2"/></text:span>~derived() { std::cout &lt;&lt; "~derived(" &lt;&lt; value() &lt;&lt; ")\n"; }</text:p>
      <text:p text:style-name="Code">};</text:p>
      <text:p text:style-name="Code"/>
      <text:p text:style-name="Code">derived make_derived()</text:p>
      <text:p text:style-name="Code">{</text:p>
      <text:p text:style-name="Code"><text:span text:style-name="T6"><text:s text:c="2"/></text:span>return derived{42};</text:p>
      <text:p text:style-name="Code">}</text:p>
      <text:p text:style-name="Code"/>
      <text:p text:style-name="Code">base increment(base b)</text:p>
      <text:p text:style-name="Code">{</text:p>
      <text:p text:style-name="Code"><text:span text:style-name="T6"><text:s text:c="2"/></text:span>++b;</text:p>
      <text:p text:style-name="Code"><text:span text:style-name="T6"><text:s text:c="2"/></text:span>return b;</text:p>
      <text:p text:style-name="Code">}</text:p>
      <text:p text:style-name="Code"/>
      <text:p text:style-name="Code">void increment_reference(base&amp; b)</text:p>
      <text:p text:style-name="Code">{</text:p>
      <text:p text:style-name="Code"><text:soft-page-break/><text:span text:style-name="T6"><text:s text:c="2"/></text:span>++b;</text:p>
      <text:p text:style-name="Code">}</text:p>
      <text:p text:style-name="Code"/>
      <text:p text:style-name="Code">int main()</text:p>
      <text:p text:style-name="Code">{</text:p>
      <text:p text:style-name="Code"><text:span text:style-name="T6"><text:s text:c="2"/></text:span>derived d{make_derived()};</text:p>
      <text:p text:style-name="Code"><text:span text:style-name="T6"><text:s text:c="2"/></text:span>base b{increment(d)};</text:p>
      <text:p text:style-name="Code"><text:span text:style-name="T6"><text:s text:c="2"/></text:span>increment_reference(d);</text:p>
      <text:p text:style-name="Code"><text:span text:style-name="T6"><text:s text:c="2"/></text:span>increment_reference(b);</text:p>
      <text:p text:style-name="Code"><text:span text:style-name="T6"><text:s text:c="2"/></text:span>derived a(d.value() + b.value());</text:p>
      <text:p text:style-name="Code">}</text:p>
      <text:p text:style-name="P9">Fill in the left-hand column of Table 37-1 with the output you expect from the program.</text:p>
      <text:p text:style-name="Table_20_Caption"><text:span text:style-name="T5">Table 37-1.</text:span> Expected and Actual Results of Running the Program in Listing 37-4</text:p>
      <text:p text:style-name="P5">Expected Output<text:tab/>Actual Output</text:p>
      <text:p text:style-name="P7">
<draw:frame draw:style-name="fr1" draw:name="Picture 8" text:anchor-type="as-char" svg:y="0in" svg:width="4.6626in" svg:height="3.6929in" draw:z-index="1">
<draw:image xlink:href="Pictures/200000090000756400004285500575C4.wmf" xlink:type="simple" xlink:show="embed" xlink:actuate="onLoad"/>
</draw:frame>
</text:p>
      <text:p text:style-name="P7"/>
      <text:p text:style-name="Text_20_body">
<text:span text:style-name="T1">Try it. Fill in the right-hand column of Table 37-1 with the actual output and compare the two columns. </text:span>
<text:span text:style-name="Strong_20_Emphasis">
<text:span text:style-name="T10">Did you get everything correct?</text:span>
</text:span>
<text:span text:style-name="T1"> ________________</text:span>
</text:p>
      <text:p text:style-name="P9">Below is the output generated on my system, along with some commentary. Remember that compilers have some leeway in optimizing away extra calls to the copy constructor. You may get one or two extra copy calls in the mix.</text:p>
      <text:p text:style-name="Results"><text:soft-page-break/>base(42) <text:s text:c="22"/>// inside make_derived()</text:p>
      <text:p text:style-name="Results">derived(42) <text:s text:c="19"/>// finish constructing in make_derived()</text:p>
      <text:p text:style-name="Results">copy base(42) <text:s text:c="17"/>// copy to b in call to increment()</text:p>
      <text:p text:style-name="Results">copy base(43) <text:s text:c="17"/>// copy return value from increment to b in main</text:p>
      <text:p text:style-name="Results">~base(43) <text:s text:c="21"/>// destroy temporary return value</text:p>
      <text:p text:style-name="Results">base(87) <text:s text:c="22"/>// construct a in main</text:p>
      <text:p text:style-name="Results">derived(87) <text:s text:c="19"/>// construct a in main</text:p>
      <text:p text:style-name="Results">~derived(87) <text:s text:c="18"/>// end of main: destroy a</text:p>
      <text:p text:style-name="Results">~base(87) <text:s text:c="21"/>// destroy a</text:p>
      <text:p text:style-name="Results">~base(44) <text:s text:c="21"/>// destroy b</text:p>
      <text:p text:style-name="Results">~derived(43) <text:s text:c="18"/>// destroy d</text:p>
      <text:p text:style-name="Results">~base(43) <text:s text:c="21"/>// finish destroying d</text:p>
      <text:p text:style-name="Text_20_body">
<text:span text:style-name="T1">Note how pass-by-reference (</text:span>
<text:span text:style-name="Code_20_Inline">
<text:span text:style-name="T1">increment_reference</text:span>
</text:span>
<text:span text:style-name="T1">) does not invoke any constructors because no objects are being constructed. Instead, references are passed to the function, and the referenced object is incremented.</text:span>
</text:p>
      <text:p text:style-name="Text_20_body">
<text:span text:style-name="T1">By the way, I have not yet shown you how to overload the increment operator, but you probably guessed that’s how it works (in class </text:span>
<text:span text:style-name="Code_20_Inline">
<text:span text:style-name="T1">base</text:span>
</text:span>
<text:span text:style-name="T1">). Decrement is similar.</text:span>
</text:p>
      <text:h text:style-name="Heading_20_1" text:outline-level="1">Access Level</text:h>
      <text:p text:style-name="Body_20_Text_20_First">At the start of this Exploration, I told you to use <text:span text:style-name="Code_20_Inline">public</text:span> before the base class name, but never explained why. Now is the time to fill you in on the details.</text:p>
      <text:p text:style-name="Text_20_body">
<text:span text:style-name="T1">Access levels affect inheritance the same way they affect members. </text:span>
<text:span text:style-name="Emphasis">
<text:span text:style-name="T12">Public</text:span>
</text:span>
<text:span text:style-name="T13"> </text:span>
<text:span text:style-name="Emphasis">
<text:span text:style-name="T12">inheritance</text:span>
</text:span>
<text:span text:style-name="T1"> occurs when you use the </text:span>
<text:span text:style-name="Code_20_Inline">
<text:span text:style-name="T1">struct</text:span>
</text:span>
<text:span text:style-name="T1"> keyword to define a class, or the </text:span>
<text:span text:style-name="Code_20_Inline">
<text:span text:style-name="T1">public</text:span>
</text:span>
<text:span text:style-name="T1"> keyword before the base class name. Public inheritance means the derived class inherits every member of the base class at the same access level that the members have in the base class. Except in rare circumstances, this is exactly what you want.</text:span>
</text:p>
      <text:p text:style-name="Text_20_body">
<text:span text:style-name="Emphasis">
<text:span text:style-name="T12">Private</text:span>
</text:span>
<text:span text:style-name="T13"> </text:span>
<text:span text:style-name="Emphasis">
<text:span text:style-name="T12">inheritance</text:span>
</text:span>
<text:span text:style-name="T1"> occurs when you use the </text:span>
<text:span text:style-name="Code_20_Inline">
<text:span text:style-name="T1">private</text:span>
</text:span>
<text:span text:style-name="T1"> keyword, and is the default when you define a class using the </text:span>
<text:span text:style-name="Code_20_Inline">
<text:span text:style-name="T1">class</text:span>
</text:span>
<text:span text:style-name="T1"> keyword. Private inheritance keeps every member of the base class private and inaccessible to users of the derived class. The compiler still calls the base class constructor and destructor when necessary, and the derived class still inherits all the members of the base class. The derived class can call any of the base class’s public member functions, but no one else can call them through the derived class. It’s as though the derived class redeclares all inherited members as </text:span>
<text:span text:style-name="Code_20_Inline">
<text:span text:style-name="T1">private</text:span>
</text:span>
<text:span text:style-name="T1">. Private inheritance lets a </text:span>
<text:soft-page-break/>
<text:span text:style-name="T1">derived class make use of the base class without being required to meet the Substitution Principle. This is an advanced technique, and I recommend that you try </text:span>
<text:change-start text:change-id="ct124062672"/>
<text:span text:style-name="T8">it </text:span>
<text:change-end text:change-id="ct124062672"/>
<text:span text:style-name="T1">only with proper adult supervision.</text:span>
</text:p>
      <text:p text:style-name="Text_20_body">
<text:span text:style-name="T1">If the compiler complains about inaccessible members, most likely you forgot to include a </text:span>
<text:span text:style-name="Code_20_Inline">
<text:span text:style-name="T1">public</text:span>
</text:span>
<text:span text:style-name="T1"> keyword in the class definition. Try compiling Listing 37-5 to see what I mean.</text:span>
</text:p>
      <text:p text:style-name="Code_20_Caption"><text:span text:style-name="T5">Listing 37-5.</text:span> Accidentally Inheriting Privately</text:p>
      <text:p text:style-name="Code">class base</text:p>
      <text:p text:style-name="Code">{</text:p>
      <text:p text:style-name="Code">public:</text:p>
      <text:p text:style-name="Code"><text:span text:style-name="T6"><text:s text:c="2"/></text:span>base(int v) : value_{v} {}</text:p>
      <text:p text:style-name="Code"><text:span text:style-name="T6"><text:s text:c="2"/></text:span>int value() const { return value_; }</text:p>
      <text:p text:style-name="Code">private:</text:p>
      <text:p text:style-name="Code"><text:span text:style-name="T6"><text:s text:c="2"/></text:span>int value_;</text:p>
      <text:p text:style-name="Code">};</text:p>
      <text:p text:style-name="Code"/>
      <text:p text:style-name="Code">class derived : base</text:p>
      <text:p text:style-name="Code">{</text:p>
      <text:p text:style-name="Code">public:</text:p>
      <text:p text:style-name="Code"><text:span text:style-name="T6"><text:s text:c="2"/></text:span>derived() : base{42} {}</text:p>
      <text:p text:style-name="Code">};</text:p>
      <text:p text:style-name="Code"/>
      <text:p text:style-name="Code">int main()</text:p>
      <text:p text:style-name="Code">{</text:p>
      <text:p text:style-name="Code"><text:span text:style-name="T6"><text:s text:c="2"/></text:span>base b{42};</text:p>
      <text:p text:style-name="Code"><text:span text:style-name="T6"><text:s text:c="2"/></text:span>int x{b.value()};</text:p>
      <text:p text:style-name="Code"><text:span text:style-name="T6"><text:s text:c="2"/></text:span>derived d{};</text:p>
      <text:p text:style-name="Code"><text:span text:style-name="T6"><text:s text:c="2"/></text:span>int y{d.value()};</text:p>
      <text:p text:style-name="Code">}<text:span text:style-name="Comment_20_Reference"><text:span text:style-name="T3"><office:annotation><dc:creator>Fabio Claudio Ferracchiati</dc:creator><dc:date>2013-10-10T15:26:00</dc:date><text:p text:style-name="P11"><text:span text:style-name="T17">You could add here that compiler says </text:span><text:span text:style-name="T18">error: ‘base’ is not an accessible base of ‘derived’</text:span></text:p></office:annotation></text:span></text:span></text:p>
      <text:h text:style-name="Heading_20_1" text:outline-level="1">Programming Style</text:h>
      <text:p text:style-name="Body_20_Text_20_First">When in doubt, make data members and member functions private unless and until you know you need to make a member public. Once a member is part of the public interface, anyone using your class is free to use that member, and you have one more code dependency. Changing a public member means finding and fixing all those dependencies. Keep the public interface as small as possible. If you need to add members later, you can, but it’s much harder to remove a member, or change it from public to private. Anytime you need to add members to support the public interface, make the supporting functions and data members private.</text:p>
      <text:p text:style-name="P9">Use public inheritance, not private inheritance. Remember that inherited members also become part of the derived class’s public interface. If you change which class is the base class, you may need to write additional members in the derived class, to make up for members that were in the original base class but are missing from the new base class. The next Exploration continues the discussion of how derived classes work with base classes to provide important functionality.<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de_20_Last" style:display-name="Code Last" style:family="paragraph" style:parent-style-name="Code">
      <style:paragraph-properties fo:margin-top="0in" fo:margin-bottom="0.0972in" style:contextual-spacing="true" style:line-height-at-least="0.1665in" fo:orphans="0" fo:widows="0" fo:hyphenation-ladder-count="no-limit" style:vertical-align="middle"/>
      <style:text-properties fo:color="#000000" style:font-name="TheSansMonoCondensed-SemiLight" style:letter-kerning="true" style:font-name-complex="TheSansMonoCondensed-SemiLight" style:font-size-complex="9pt" fo:hyphenate="false" fo:hyphenation-remain-char-count="2" fo:hyphenation-push-char-count="2"/>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039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in"/>
      </style:footer-style>
    </style:page-layout>
  </office:automatic-styles>
  <office:master-styles>
    <style:master-page style:name="Standard" style:page-layout-name="Mpm1">
      <style:header>
        <text:p text:style-name="MP1">
<text:span text:style-name="MT1">CHAPTER 37 </text:span>
<text:span text:style-name="MT2"></text:span>
<text:span text:style-name="MT3"> Inheritance</text:span>
</text:p>
      </style:header>
      <style:header-left style:display="false">
        <text:p text:style-name="Header">
<text:span text:style-name="MT1">CHAPTER 37 </text:span>
<text:span text:style-name="MT2"></text:span>
<text:span text:style-name="MT3"> Inheritance</text:span>
</text:p>
      </style:header-left>
      <style:footer>
        <text:p text:style-name="MP2">
<text:page-number text:select-page="current">9</text:page-number>
</text:p>
      </style:footer>
      <style:footer-left style:display="false">
        <text:p text:style-name="Footer">
<text:page-number text:select-page="current">10</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37</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29T11:37:00</meta:creation-date>
    <dc:creator>Ray Lischner</dc:creator>
    <dc:date>2013-10-20T13:35:50</dc:date>
    <meta:print-date>2009-03-19T10:05:00</meta:print-date>
    <meta:editing-cycles>6</meta:editing-cycles>
    <meta:editing-duration>PT8M</meta:editing-duration>
    <meta:generator>LibreOffice/4.0-5$Linux_X86_64 LibreOffice_project/400m0$Build-305</meta:generator>
    <meta:document-statistic meta:table-count="0" meta:image-count="1" meta:object-count="0" meta:page-count="10" meta:paragraph-count="268" meta:word-count="2257" meta:character-count="15382" meta:non-whitespace-character-count="12814"/>
    <meta:user-defined meta:name="Chapter Number">37</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